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fill="solid" draw:fill-color="#e6e6e6" draw:textarea-horizontal-align="left" draw:textarea-vertical-align="top" draw:auto-grow-height="false" fo:padding-top="0.483cm" fo:padding-bottom="0.584cm"/>
    </style:style>
    <style:style style:name="gr2" style:family="graphic" style:parent-style-name="standard">
      <style:graphic-properties svg:stroke-color="#000000" draw:fill="solid" draw:fill-color="#e6e6e6" draw:textarea-horizontal-align="left" draw:textarea-vertical-align="top" draw:auto-grow-height="false"/>
    </style:style>
    <style:style style:name="gr3" style:family="graphic" style:parent-style-name="standard">
      <style:graphic-properties draw:fill="solid" draw:fill-color="#e6e6e6" draw:textarea-horizontal-align="left" draw:textarea-vertical-align="bottom" draw:auto-grow-height="false"/>
    </style:style>
    <style:style style:name="gr4" style:family="graphic" style:parent-style-name="standard">
      <style:graphic-properties draw:stroke="none" svg:stroke-color="#999999" draw:fill="none" draw:fill-color="#ffffff" fo:min-height="0.635cm"/>
    </style:style>
    <style:style style:name="gr5" style:family="graphic" style:parent-style-name="standard">
      <style:graphic-properties svg:stroke-width="0.051cm" draw:marker-start-width="0.076cm" draw:marker-end="Arrowheads_20_1" draw:marker-end-width="0.254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Arrow_20_Text">
      <style:graphic-properties draw:textarea-horizontal-align="left" draw:auto-grow-height="true" draw:auto-grow-width="true" fo:min-height="0cm" fo:min-width="0cm"/>
    </style:style>
    <style:style style:name="gr7" style:family="graphic" style:parent-style-name="Small_20_arrow">
      <style:graphic-properties draw:textarea-horizontal-align="center"/>
    </style:style>
    <style:style style:name="P1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0.635cm" svg:x="0.889cm" svg:y="3.429cm">
          <text:p/>
          <draw:enhanced-geometry svg:viewBox="0 0 21600 21600" draw:text-areas="0 ?f0 ?f5 ?f2" draw:type="right-arrow" draw:modifiers="16176.4534883721 8116.981132075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9.652cm" svg:height="2.222cm" svg:x="0.254cm" svg:y="0.254cm">
          <text:p text:style-name="P2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9.652cm" svg:height="2.35cm" svg:x="0.254cm" svg:y="5.016cm">
          <text:p text:style-name="P2">Serv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905cm" svg:height="0.885cm" svg:x="0.254cm" svg:y="2.794cm">
          <draw:text-box>
            <text:p text:style-name="P3">Time</text:p>
          </draw:text-box>
        </draw:frame>
        <draw:g>
          <draw:line draw:style-name="gr5" draw:text-style-name="P4" draw:layer="layout" svg:x1="0.589cm" svg:y1="1.524cm" svg:x2="2.176cm" svg:y2="1.524cm">
            <text:p/>
          </draw:line>
          <draw:frame draw:style-name="gr6" draw:layer="layout" svg:width="1.852cm" svg:height="0.497cm" svg:x="0.332cm" svg:y="1.027cm">
            <draw:text-box>
              <text:p text:style-name="P3"><text:span text:style-name="T1">User Activity</text:span></text:p>
            </draw:text-box>
          </draw:frame>
        </draw:g>
        <draw:g>
          <draw:line draw:style-name="gr5" draw:text-style-name="P4" draw:layer="layout" svg:x1="4.399cm" svg:y1="1.524cm" svg:x2="5.986cm" svg:y2="1.524cm">
            <text:p/>
          </draw:line>
          <draw:frame draw:style-name="gr6" draw:layer="layout" svg:width="1.852cm" svg:height="0.497cm" svg:x="4.142cm" svg:y="1.027cm">
            <draw:text-box>
              <text:p text:style-name="P3"><text:span text:style-name="T1">User Activity</text:span></text:p>
            </draw:text-box>
          </draw:frame>
        </draw:g>
        <draw:g>
          <draw:line draw:style-name="gr5" draw:text-style-name="P4" draw:layer="layout" svg:x1="8.074cm" svg:y1="1.524cm" svg:x2="9.661cm" svg:y2="1.524cm">
            <text:p/>
          </draw:line>
          <draw:frame draw:style-name="gr6" draw:layer="layout" svg:width="1.852cm" svg:height="0.497cm" svg:x="7.817cm" svg:y="1.027cm">
            <draw:text-box>
              <text:p text:style-name="P3"><text:span text:style-name="T1">User Activity</text:span></text:p>
            </draw:text-box>
          </draw:frame>
        </draw:g>
        <draw:g>
          <draw:glue-point draw:id="4" svg:x="-2.755cm" svg:y="1.408cm"/>
          <draw:glue-point draw:id="5" svg:x="3.06cm" svg:y="1.408cm"/>
          <draw:glue-point draw:id="6" svg:x="-2.755cm" svg:y="1.408cm"/>
          <draw:glue-point draw:id="7" svg:x="-0.818cm" svg:y="1.408cm"/>
          <draw:glue-point draw:id="8" svg:x="-0.818cm" svg:y="1.408cm"/>
          <draw:glue-point draw:id="9" svg:x="1.124cm" svg:y="1.408cm"/>
          <draw:glue-point draw:id="10" svg:x="1.124cm" svg:y="1.408cm"/>
          <draw:glue-point draw:id="11" svg:x="-2.755cm" svg:y="1.408cm"/>
          <draw:glue-point draw:id="12" svg:x="-2.755cm" svg:y="-4.989cm"/>
          <draw:line draw:style-name="gr5" draw:text-style-name="P4" draw:layer="layout" svg:x1="2.534cm" svg:y1="5.851cm" svg:x2="4.055cm" svg:y2="5.851cm">
            <text:p/>
          </draw:line>
          <draw:frame draw:style-name="gr6" draw:layer="layout" svg:width="1.637cm" svg:height="0.497cm" svg:x="2.476cm" svg:y="5.851cm">
            <draw:text-box>
              <text:p text:style-name="P3"><text:span text:style-name="T1">Processing</text:span></text:p>
            </draw:text-box>
          </draw:frame>
        </draw:g>
        <draw:g>
          <draw:glue-point draw:id="4" svg:x="-2.755cm" svg:y="1.408cm"/>
          <draw:glue-point draw:id="5" svg:x="3.06cm" svg:y="1.408cm"/>
          <draw:glue-point draw:id="6" svg:x="-2.755cm" svg:y="1.408cm"/>
          <draw:glue-point draw:id="7" svg:x="-0.818cm" svg:y="1.408cm"/>
          <draw:glue-point draw:id="8" svg:x="-0.818cm" svg:y="1.408cm"/>
          <draw:glue-point draw:id="9" svg:x="1.124cm" svg:y="1.408cm"/>
          <draw:glue-point draw:id="10" svg:x="1.124cm" svg:y="1.408cm"/>
          <draw:glue-point draw:id="11" svg:x="-2.755cm" svg:y="1.408cm"/>
          <draw:glue-point draw:id="12" svg:x="-2.755cm" svg:y="-4.989cm"/>
          <draw:line draw:style-name="gr5" draw:text-style-name="P4" draw:layer="layout" svg:x1="6.344cm" svg:y1="5.851cm" svg:x2="7.865cm" svg:y2="5.851cm">
            <text:p/>
          </draw:line>
          <draw:frame draw:style-name="gr6" draw:layer="layout" svg:width="1.637cm" svg:height="0.497cm" svg:x="6.286cm" svg:y="5.851cm">
            <draw:text-box>
              <text:p text:style-name="P3"><text:span text:style-name="T1">Processing</text:span></text:p>
            </draw:text-box>
          </draw:frame>
        </draw:g>
        <draw:line draw:style-name="gr7" draw:text-style-name="P4" draw:layer="layout" svg:x1="2.159cm" svg:y1="1.524cm" svg:x2="2.534cm" svg:y2="5.851cm">
          <text:p text:style-name="P2">Request</text:p>
        </draw:line>
        <draw:line draw:style-name="gr7" draw:text-style-name="P4" draw:layer="layout" svg:x1="4.055cm" svg:y1="5.851cm" svg:x2="4.381cm" svg:y2="1.524cm">
          <text:p text:style-name="P2">Response</text:p>
        </draw:line>
        <draw:line draw:style-name="gr7" draw:text-style-name="P4" draw:layer="layout" svg:x1="5.969cm" svg:y1="1.524cm" svg:x2="6.344cm" svg:y2="5.851cm">
          <text:p text:style-name="P2">Request</text:p>
        </draw:line>
        <draw:line draw:style-name="gr7" draw:text-style-name="P4" draw:layer="layout" svg:x1="7.865cm" svg:y1="5.851cm" svg:x2="8.074cm" svg:y2="1.524cm">
          <text:p text:style-name="P2">Response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s_20_1" draw:display-name="Arrowheads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999999" style:text-outline="false" style:text-line-through-style="none" fo:font-family="'Bitstream Vera Sans'" style:font-style-name="Bold" style:font-family-generic="swiss" style:font-pitch="variable" fo:font-size="14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row_20_Text" style:display-name="Arrow Text" style:family="graphic" style:parent-style-name="standard">
      <style:graphic-properties draw:stroke="none" draw:fill="none" draw:fill-image-width="0cm" draw:fill-image-height="0cm"/>
      <style:text-properties fo:color="#000000"/>
    </style:style>
    <style:style style:name="Small_20_arrow" style:display-name="Small arrow" style:family="graphic" style:parent-style-name="Arrow_20_Text">
      <style:graphic-properties draw:stroke="solid" svg:stroke-width="0cm" draw:marker-start-width="0.305cm" draw:marker-end="Arrow_20_concave" draw:marker-end-width="0.254cm" draw:fill="none" draw:fill-color="#ffffff" draw:textarea-vertical-align="bottom" draw:fit-to-contour="false" fo:padding-top="0cm" fo:padding-bottom="0.152cm" fo:padding-left="0cm" fo:padding-right="0cm" draw:shadow-offset-x="0.305cm" draw:shadow-offset-y="0.305cm"/>
      <style:paragraph-properties fo:margin-top="0cm" fo:margin-bottom="0cm">
        <style:tab-stops/>
      </style:paragraph-properties>
      <style:text-properties fo:font-size="6pt" fo:font-weight="normal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Derek Chen-Becker</meta:initial-creator>
    <meta:creation-date>2009-01-13T15:12:13</meta:creation-date>
    <dc:creator>Derek Chen-Becker</dc:creator>
    <dc:date>2009-04-16T12:02:20</dc:date>
    <meta:editing-cycles>7</meta:editing-cycles>
    <meta:editing-duration>PT00H37M49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